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3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7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1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4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0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1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4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6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0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1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4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7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0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3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6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8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2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6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4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6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0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7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4" style:family="text">
      <style:text-properties fo:font-size="10.00pt" fo:font-weight="normal" fo:font-family="'JetBrains Mono'" style:font-family-asian="'JetBrains Mono'" style:font-family-complex="'JetBrains Mono'" fo:background-color="transparent" fo:color="#a9b7c6" fo:font-style="italic"/>
    </style:style>
    <style:style style:name="T7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7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0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8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ctivity main</text:span></text:p>
      <text:p text:style-name="P2"><text:span text:style-name="T2">&lt;?</text:span><text:span text:style-name="T3">xml version</text:span><text:span text:style-name="T4">="1.0"<text:s/></text:span><text:span text:style-name="T5">encoding</text:span><text:span text:style-name="T6">="utf-8"</text:span><text:span text:style-name="T7">?&gt;<text:line-break/>&lt;androidx.constraintlayout.widget.ConstraintLayout<text:s/></text:span><text:span text:style-name="T8">xmlns:</text:span><text:span text:style-name="T9">android</text:span><text:span text:style-name="T10">="http://schemas.android.com/apk/res/android"<text:line-break/><text:s text:c="4"/></text:span><text:span text:style-name="T11">xmlns:</text:span><text:span text:style-name="T12">app</text:span><text:span text:style-name="T13">="http://schemas.android.com/apk/res-auto"<text:line-break/><text:s text:c="4"/></text:span><text:span text:style-name="T14">xmlns:</text:span><text:span text:style-name="T15">tools</text:span><text:span text:style-name="T16">="http://schemas.android.com/tools"<text:line-break/><text:s text:c="4"/></text:span><text:span text:style-name="T17">android</text:span><text:span text:style-name="T18">:layout_width</text:span><text:span text:style-name="T19">="match_parent"<text:line-break/><text:s text:c="4"/></text:span><text:span text:style-name="T20">android</text:span><text:span text:style-name="T21">:layout_height</text:span><text:span text:style-name="T22">="match_parent"<text:line-break/><text:s text:c="4"/></text:span><text:span text:style-name="T23">tools</text:span><text:span text:style-name="T24">:context</text:span><text:span text:style-name="T25">=".MainActivity"</text:span><text:span text:style-name="T26">&gt;<text:line-break/><text:line-break/><text:s text:c="4"/>&lt;TextView<text:line-break/><text:s text:c="8"/></text:span><text:span text:style-name="T27">android</text:span><text:span text:style-name="T28">:layout_width</text:span><text:span text:style-name="T29">="wrap_content"<text:line-break/><text:s text:c="8"/></text:span><text:span text:style-name="T30">android</text:span><text:span text:style-name="T31">:layout_height</text:span><text:span text:style-name="T32">="wrap_content"<text:line-break/><text:s text:c="8"/></text:span><text:span text:style-name="T33">android</text:span><text:span text:style-name="T34">:text</text:span><text:span text:style-name="T35">="Hello World!"<text:line-break/><text:s text:c="8"/></text:span><text:span text:style-name="T36">app</text:span><text:span text:style-name="T37">:layout_constraintBottom_toBottomOf</text:span><text:span text:style-name="T38">="parent"<text:line-break/><text:s text:c="8"/></text:span><text:span text:style-name="T39">app</text:span><text:span text:style-name="T40">:layout_constraintEnd_toEndOf</text:span><text:span text:style-name="T41">="parent"<text:line-break/><text:s text:c="8"/></text:span><text:span text:style-name="T42">app</text:span><text:span text:style-name="T43">:layout_constraintStart_toStartOf</text:span><text:span text:style-name="T44">="parent"<text:line-break/><text:s text:c="8"/></text:span><text:span text:style-name="T45">app</text:span><text:span text:style-name="T46">:layout_constraintTop_toTopOf</text:span><text:span text:style-name="T47">="parent"<text:s/></text:span><text:span text:style-name="T48">/&gt;<text:line-break/><text:line-break/>&lt;/androidx.constraintlayout.widget.ConstraintLayout&gt;</text:span></text:p>
      <text:p text:style-name="P3"><text:span text:style-name="T49">main_Activity.java</text:span></text:p>
      <text:p text:style-name="P4"><text:span text:style-name="T50">package<text:s/></text:span><text:span text:style-name="T51">com.example.toast</text:span><text:span text:style-name="T52">;<text:line-break/><text:line-break/>import<text:s/></text:span><text:span text:style-name="T53">androidx.appcompat.app.AppCompatActivity</text:span><text:span text:style-name="T54">;<text:line-break/><text:line-break/>import<text:s/></text:span><text:span text:style-name="T55">android.os.Bundle</text:span><text:span text:style-name="T56">;<text:line-break/>import<text:s/></text:span><text:span text:style-name="T57">android.widget.Toast</text:span><text:span text:style-name="T58">;<text:line-break/><text:line-break/><text:line-break/>public class<text:s/></text:span><text:span text:style-name="T59">MainActivity<text:s/></text:span><text:span text:style-name="T60">extends<text:s/></text:span><text:span text:style-name="T61">AppCompatActivity {<text:line-break/><text:s text:c="4"/></text:span><text:span text:style-name="T62">@Override<text:line-break/><text:s text:c="4"/><text:line-break/><text:s text:c="4"/></text:span><text:span text:style-name="T63">protected void<text:s/></text:span><text:span text:style-name="T64">onCreate</text:span><text:span text:style-name="T65">(Bundle savedInstanceState) {<text:line-break/><text:s text:c="8"/></text:span><text:span text:style-name="T66">super</text:span><text:span text:style-name="T67">.onCreate(savedInstanceState)</text:span><text:span text:style-name="T68">;<text:line-break/><text:s text:c="8"/></text:span><text:span text:style-name="T69">setContentView(R.layout.</text:span><text:span text:style-name="T70">activity_main</text:span><text:span text:style-name="T71">)</text:span><text:span text:style-name="T72">;<text:line-break/><text:s text:c="8"/></text:span><text:span text:style-name="T73">Toast.</text:span><text:span text:style-name="T74">makeText</text:span><text:span text:style-name="T75">(getApplicationContext()</text:span><text:span text:style-name="T76">,</text:span><text:span text:style-name="T77">" see you soon"</text:span><text:span text:style-name="T78">,</text:span><text:span text:style-name="T79">Toast.</text:span><text:span text:style-name="T80">LENGTH_LONG</text:span><text:span text:style-name="T81">).show()</text:span><text:span text:style-name="T82">;<text:line-break/><text:s text:c="4"/></text:span><text:span text:style-name="T83">}<text:line-break/>}</text:span></text:p>
      <text:p text:style-name="P5"><text:span text:style-name="T84"/></text:p>
      <text:p text:style-name="P5"><text:span text:style-name="T84">output</text:span></text:p>
      <text:p text:style-name="P6"><draw:frame text:anchor-type="as-char" svg:width="146.58mm" svg:height="325.70mm" style:rel-width="scale" style:rel-height="scale"><draw:object-ole xlink:href="OleObj1"/><draw:image xlink:href="ObjectReplacements/OleObj1"/></draw:frame><text:span text:style-name="T84"/></text:p>
      <text:p text:style-name="P7"><text:span text:style-name="T8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